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41cm" fo:min-width="1.09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58cm" fo:min-width="2.32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58cm" fo:min-width="1.559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loext:graphic-properties draw:fill-color="#ffffff"/>
      <style:paragraph-properties fo:text-align="center"/>
      <style:text-properties style:font-name="TeX Gyre Bonum" fo:font-size="7pt" style:font-size-asian="7pt" style:font-size-complex="7pt"/>
    </style:style>
    <style:style style:name="P3" style:family="paragraph">
      <style:text-properties style:font-name="TeX Gyre Bonum" fo:font-size="11pt" style:font-size-asian="11pt" style:font-size-complex="11pt"/>
    </style:style>
    <style:style style:name="P4" style:family="paragraph">
      <loext:graphic-properties draw:fill-color="#ffffff"/>
      <style:paragraph-properties fo:text-align="center"/>
      <style:text-properties style:font-name="TeX Gyre Bonum" fo:font-size="11pt" style:font-size-asian="11pt" style:font-size-complex="11pt"/>
    </style:style>
    <style:style style:name="P5" style:family="paragraph">
      <loext:graphic-properties draw:fill="none"/>
      <style:paragraph-properties fo:text-align="center"/>
      <style:text-properties style:font-name="TeX Gyre Bonum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TeX Gyre Bonum" fo:font-size="8pt" style:font-size-asian="8pt" style:font-size-complex="8pt"/>
    </style:style>
    <style:style style:name="P8" style:family="paragraph">
      <loext:graphic-properties draw:fill="none" draw:fill-color="#ffffff"/>
      <style:text-properties style:font-name="TeX Gyre Bonum" fo:font-size="8pt" style:font-size-asian="8pt" style:font-size-complex="8pt"/>
    </style:style>
    <style:style style:name="T1" style:family="text">
      <style:text-properties style:font-name="TeX Gyre Bonum" fo:font-size="7pt" style:font-size-asian="7pt" style:font-size-complex="7pt"/>
    </style:style>
    <style:style style:name="T2" style:family="text">
      <style:text-properties style:font-name="TeX Gyre Bonum" fo:font-size="8pt" style:font-size-asian="8pt" style:font-size-complex="8pt"/>
    </style:style>
    <style:style style:name="T3" style:family="text">
      <style:text-properties style:font-name="TeX Gyre Bonum"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TeX Gyre Bonum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51cm" svg:height="1.143cm" svg:x="1.127cm" svg:y="4.302cm">
          <text:p text:style-name="P1"><text:span text:style-name="T1">Partition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143cm" svg:x="2.905cm" svg:y="4.302cm">
          <text:p text:style-name="P1"><text:span text:style-name="T1">Partition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143cm" svg:x="4.683cm" svg:y="4.302cm">
          <text:p text:style-name="P1"><text:span text:style-name="T1">Partition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143cm" svg:x="6.461cm" svg:y="4.302cm">
          <text:p text:style-name="P1"><text:span text:style-name="T1">Partition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143cm" svg:x="8.366cm" svg:y="4.302cm">
          <text:p text:style-name="P1"><text:span text:style-name="T1">Partition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143cm" svg:x="10.144cm" svg:y="4.302cm">
          <text:p text:style-name="P1"><text:span text:style-name="T1">Partition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143cm" svg:x="11.922cm" svg:y="4.302cm">
          <text:p text:style-name="P1"><text:span text:style-name="T1">Partition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51cm" svg:height="1.143cm" svg:x="13.7cm" svg:y="4.302cm">
          <text:p text:style-name="P1"><text:span text:style-name="T1">Parti</text:span><text:span text:style-name="T1">tion 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921cm" svg:height="0.508cm" svg:x="6.842cm" svg:y="0.746cm">
          <text:p text:style-name="P3"><text:span text:style-name="T2">(</text:span><text:span text:style-name="T3">dig</text:span><text:span text:style-name="T3">est</text:span><text:span text:style-name="T3">_1</text:span><text:span text:style-name="T2"> </text:span><text:span text:style-name="T2">% </text:span><text:span text:style-name="T2">2) </text:span><text:span text:style-name="T2">== </text:span><text:span text:style-name="T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2.159cm" svg:height="0.508cm" svg:x="3.413cm" svg:y="1.635cm">
          <text:p text:style-name="P3"><text:span text:style-name="T2">(</text:span><text:span text:style-name="T3">d_2</text:span><text:span text:style-name="T2"> % 2) =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159cm" svg:height="0.508cm" svg:x="1.762cm" svg:y="2.905cm">
          <text:p text:style-name="P3"><text:span text:style-name="T2">(</text:span><text:span text:style-name="T3">d</text:span><text:span text:style-name="T2">_</text:span><text:span text:style-name="T2">3 </text:span><text:span text:style-name="T2">% </text:span><text:span text:style-name="T2">2) </text:span><text:span text:style-name="T2">== </text:span><text:span text:style-name="T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6.842cm" svg:y1="1cm" svg:x2="4.492cm" svg:y2="1.635cm" draw:start-shape="id1" draw:start-glue-point="3" draw:end-shape="id2" draw:end-glue-point="0" svg:d="M6842 1000l-2350 635" svg:viewBox="0 0 2351 636">
          <text:p/>
        </draw:connector>
        <draw:custom-shape draw:style-name="gr3" draw:text-style-name="P4" xml:id="id3" draw:id="id3" draw:layer="layout" svg:width="2.159cm" svg:height="0.508cm" svg:x="10.779cm" svg:y="1.762cm">
          <text:p text:style-name="P3"><text:span text:style-name="T2">(</text:span><text:span text:style-name="T3">d</text:span><text:span text:style-name="T2">_</text:span><text:span text:style-name="T2">2 </text:span><text:span text:style-name="T2">% </text:span><text:span text:style-name="T2">2) </text:span><text:span text:style-name="T2">== </text:span><text:span text:style-name="T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9.763cm" svg:y1="1cm" svg:x2="11.858cm" svg:y2="1.762cm" draw:start-shape="id1" draw:start-glue-point="1" draw:end-shape="id3" draw:end-glue-point="0" svg:d="M9763 1000l2095 762" svg:viewBox="0 0 2096 763">
          <text:p/>
        </draw:connector>
        <draw:custom-shape draw:style-name="gr3" draw:text-style-name="P4" xml:id="id6" draw:id="id6" draw:layer="layout" svg:width="2.159cm" svg:height="0.508cm" svg:x="8.747cm" svg:y="2.905cm">
          <text:p text:style-name="P3"><text:span text:style-name="T2">(</text:span><text:span text:style-name="T3">d</text:span><text:span text:style-name="T2">_</text:span><text:span text:style-name="T2">3 </text:span><text:span text:style-name="T2">% </text:span><text:span text:style-name="T2">2) </text:span><text:span text:style-name="T2">== </text:span><text:span text:style-name="T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2.159cm" svg:height="0.508cm" svg:x="5.318cm" svg:y="2.905cm">
          <text:p text:style-name="P3"><text:span text:style-name="T2">(</text:span><text:span text:style-name="T3">d</text:span><text:span text:style-name="T2">_3 % 2) =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" draw:id="id7" draw:layer="layout" svg:width="2.159cm" svg:height="0.508cm" svg:x="12.684cm" svg:y="2.905cm">
          <text:p text:style-name="P3"><text:span text:style-name="T2">(</text:span><text:span text:style-name="T4">d</text:span><text:span text:style-name="T2">_</text:span><text:span text:style-name="T2">3 </text:span><text:span text:style-name="T2">% </text:span><text:span text:style-name="T2">2) </text:span><text:span text:style-name="T2">== </text:span><text:span text:style-name="T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3.413cm" svg:y1="1.889cm" svg:x2="2.841cm" svg:y2="2.905cm" draw:start-shape="id2" draw:start-glue-point="3" draw:end-shape="id4" draw:end-glue-point="0" svg:d="M3413 1889l-572 1016" svg:viewBox="0 0 573 1017">
          <text:p/>
        </draw:connector>
        <draw:connector draw:style-name="gr5" draw:text-style-name="P6" draw:layer="layout" draw:type="line" svg:x1="5.572cm" svg:y1="1.889cm" svg:x2="6.397cm" svg:y2="2.905cm" draw:start-shape="id2" draw:start-glue-point="1" draw:end-shape="id5" draw:end-glue-point="0" svg:d="M5572 1889l825 1016" svg:viewBox="0 0 826 1017">
          <text:p/>
        </draw:connector>
        <draw:connector draw:style-name="gr5" draw:text-style-name="P6" draw:layer="layout" draw:type="line" svg:x1="10.779cm" svg:y1="2.016cm" svg:x2="9.826cm" svg:y2="2.905cm" draw:start-shape="id3" draw:start-glue-point="3" draw:end-shape="id6" draw:end-glue-point="0" svg:d="M10779 2016l-953 889" svg:viewBox="0 0 954 890">
          <text:p/>
        </draw:connector>
        <draw:connector draw:style-name="gr5" draw:text-style-name="P6" draw:layer="layout" draw:type="line" svg:x1="12.938cm" svg:y1="2.016cm" svg:x2="13.763cm" svg:y2="2.905cm" draw:start-shape="id3" draw:start-glue-point="1" draw:end-shape="id7" draw:end-glue-point="0" svg:d="M12938 2016l825 889" svg:viewBox="0 0 826 890">
          <text:p/>
        </draw:connector>
        <draw:connector draw:style-name="gr6" draw:text-style-name="P6" draw:layer="layout" draw:type="line" svg:x1="3.919cm" svg:y1="3.288cm" svg:x2="3.921cm" svg:y2="4.302cm" svg:d="M3919 3288l2 1014" svg:viewBox="0 0 3 1015">
          <text:p/>
        </draw:connector>
        <draw:connector draw:style-name="gr6" draw:text-style-name="P6" draw:layer="layout" draw:type="line" svg:x1="1.762cm" svg:y1="3.288cm" svg:x2="1.764cm" svg:y2="4.302cm" svg:d="M1762 3288l2 1014" svg:viewBox="0 0 3 1015">
          <text:p/>
        </draw:connector>
        <draw:connector draw:style-name="gr6" draw:text-style-name="P6" draw:layer="layout" draw:type="line" svg:x1="5.318cm" svg:y1="3.288cm" svg:x2="5.32cm" svg:y2="4.302cm" svg:d="M5318 3288l2 1014" svg:viewBox="0 0 3 1015">
          <text:p/>
        </draw:connector>
        <draw:connector draw:style-name="gr6" draw:text-style-name="P6" draw:layer="layout" draw:type="line" svg:x1="7.477cm" svg:y1="3.286cm" svg:x2="7.479cm" svg:y2="4.3cm" svg:d="M7477 3286l2 1014" svg:viewBox="0 0 3 1015">
          <text:p/>
        </draw:connector>
        <draw:connector draw:style-name="gr6" draw:text-style-name="P6" draw:layer="layout" draw:type="line" svg:x1="8.747cm" svg:y1="3.286cm" svg:x2="8.749cm" svg:y2="4.3cm" svg:d="M8747 3286l2 1014" svg:viewBox="0 0 3 1015">
          <text:p/>
        </draw:connector>
        <draw:connector draw:style-name="gr6" draw:text-style-name="P6" draw:layer="layout" draw:type="line" svg:x1="10.906cm" svg:y1="3.286cm" svg:x2="10.908cm" svg:y2="4.3cm" svg:d="M10906 3286l2 1014" svg:viewBox="0 0 3 1015">
          <text:p/>
        </draw:connector>
        <draw:connector draw:style-name="gr6" draw:text-style-name="P6" draw:layer="layout" draw:type="line" svg:x1="12.682cm" svg:y1="3.286cm" svg:x2="12.684cm" svg:y2="4.3cm" svg:d="M12682 3286l2 1014" svg:viewBox="0 0 3 1015">
          <text:p/>
        </draw:connector>
        <draw:connector draw:style-name="gr6" draw:text-style-name="P6" draw:layer="layout" draw:type="line" svg:x1="14.843cm" svg:y1="3.286cm" svg:x2="14.845cm" svg:y2="4.3cm" svg:d="M14843 3286l2 1014" svg:viewBox="0 0 3 1015">
          <text:p/>
        </draw:connector>
        <draw:frame draw:style-name="gr7" draw:text-style-name="P8" draw:layer="layout" svg:width="6.096cm" svg:height="1.016cm" svg:x="1cm" svg:y="0.492cm">
          <draw:text-box>
            <text:p text:style-name="P7"><text:span text:style-name="T3">key</text:span><text:span text:style-name="T2"> </text:span><text:span text:style-name="T2">-&gt; </text:span><text:span text:style-name="T2">{</text:span><text:span text:style-name="T3">d_</text:span><text:span text:style-name="T3">1</text:span><text:span text:style-name="T2">, </text:span><text:span text:style-name="T3">d_2</text:span><text:span text:style-name="T2">, </text:span><text:span text:style-name="T3">d_3</text:span><text:span text:style-name="T3">}</text:span></text:p>
          </draw:text-box>
        </draw:frame>
        <draw:frame draw:style-name="gr8" draw:text-style-name="P8" draw:layer="layout" svg:width="2.032cm" svg:height="0.762cm" svg:x="9.636cm" svg:y="0.492cm">
          <draw:text-box>
            <text:p text:style-name="P7"><text:span text:style-name="T2">true</text:span></text:p>
          </draw:text-box>
        </draw:frame>
        <draw:frame draw:style-name="gr8" draw:text-style-name="P8" draw:layer="layout" svg:width="2.032cm" svg:height="0.762cm" svg:x="5.826cm" svg:y="0.492cm">
          <draw:text-box>
            <text:p text:style-name="P7"><text:span text:style-name="T2">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10:15:10.101485393</meta:creation-date>
    <dc:date>2017-11-29T10:01:42.650911559</dc:date>
    <meta:editing-duration>PT22H14M20S</meta:editing-duration>
    <meta:editing-cycles>11</meta:editing-cycles>
    <meta:generator>LibreOffice/5.1.6.2$Linux_X86_64 LibreOffice_project/10m0$Build-2</meta:generator>
    <meta:document-statistic meta:object-count="32"/>
  </office:meta>
</office:document-meta>
</file>